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" style:family="paragraph" style:parent-style-name="Standard">
      <style:text-properties fo:font-weight="bold" officeooo:rsid="00635bc7" officeooo:paragraph-rsid="00635bc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f6872" officeooo:paragraph-rsid="001f6872"/>
    </style:style>
    <style:style style:name="P7" style:family="paragraph" style:parent-style-name="Standard">
      <style:text-properties officeooo:rsid="00208419" officeooo:paragraph-rsid="00223257"/>
    </style:style>
    <style:style style:name="P8" style:family="paragraph" style:parent-style-name="Standard">
      <style:text-properties officeooo:rsid="0024f561" officeooo:paragraph-rsid="0024f561"/>
    </style:style>
    <style:style style:name="P9" style:family="paragraph" style:parent-style-name="Standard">
      <style:text-properties officeooo:rsid="00253e8b" officeooo:paragraph-rsid="00253e8b"/>
    </style:style>
    <style:style style:name="P10" style:family="paragraph" style:parent-style-name="Standard">
      <style:text-properties officeooo:rsid="00279658" officeooo:paragraph-rsid="00279658"/>
    </style:style>
    <style:style style:name="P11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58e43e" officeooo:paragraph-rsid="0058e43e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2995aa" officeooo:paragraph-rsid="002995aa"/>
    </style:style>
    <style:style style:name="P20" style:family="paragraph" style:parent-style-name="Standard">
      <style:text-properties officeooo:rsid="002a7341" officeooo:paragraph-rsid="002a7341"/>
    </style:style>
    <style:style style:name="P21" style:family="paragraph" style:parent-style-name="Standard">
      <style:text-properties officeooo:rsid="002b9dcd" officeooo:paragraph-rsid="002b9dcd"/>
    </style:style>
    <style:style style:name="P22" style:family="paragraph" style:parent-style-name="Standard">
      <style:text-properties officeooo:rsid="00331b5d" officeooo:paragraph-rsid="00331b5d"/>
    </style:style>
    <style:style style:name="P23" style:family="paragraph" style:parent-style-name="Standard">
      <style:text-properties officeooo:rsid="00344b31" officeooo:paragraph-rsid="00344b31"/>
    </style:style>
    <style:style style:name="P24" style:family="paragraph" style:parent-style-name="Standard">
      <style:text-properties officeooo:rsid="003685cd" officeooo:paragraph-rsid="003685cd"/>
    </style:style>
    <style:style style:name="P25" style:family="paragraph" style:parent-style-name="Standard">
      <style:text-properties officeooo:rsid="003a0c67" officeooo:paragraph-rsid="003a0c67"/>
    </style:style>
    <style:style style:name="P26" style:family="paragraph" style:parent-style-name="Standard">
      <style:text-properties officeooo:rsid="003c4351" officeooo:paragraph-rsid="003c4351"/>
    </style:style>
    <style:style style:name="P27" style:family="paragraph" style:parent-style-name="Standard">
      <style:text-properties officeooo:rsid="0038aa10" officeooo:paragraph-rsid="0038aa10"/>
    </style:style>
    <style:style style:name="P28" style:family="paragraph" style:parent-style-name="Standard">
      <style:text-properties officeooo:rsid="0042ee25" officeooo:paragraph-rsid="0042ee25"/>
    </style:style>
    <style:style style:name="P29" style:family="paragraph" style:parent-style-name="Standard">
      <style:text-properties officeooo:rsid="004075c8" officeooo:paragraph-rsid="004075c8"/>
    </style:style>
    <style:style style:name="P30" style:family="paragraph" style:parent-style-name="Standard">
      <style:text-properties officeooo:rsid="0043fa0a" officeooo:paragraph-rsid="0043fa0a"/>
    </style:style>
    <style:style style:name="P31" style:family="paragraph" style:parent-style-name="Standard">
      <style:text-properties officeooo:rsid="0048ec9f" officeooo:paragraph-rsid="0048ec9f"/>
    </style:style>
    <style:style style:name="P32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3" style:family="paragraph" style:parent-style-name="Standard">
      <style:text-properties officeooo:rsid="004adb25" officeooo:paragraph-rsid="004adb25"/>
    </style:style>
    <style:style style:name="P34" style:family="paragraph" style:parent-style-name="Standard">
      <style:text-properties officeooo:rsid="004e3bad" officeooo:paragraph-rsid="004e3bad"/>
    </style:style>
    <style:style style:name="P35" style:family="paragraph" style:parent-style-name="Standard">
      <style:text-properties officeooo:rsid="004f9f9e" officeooo:paragraph-rsid="004f9f9e"/>
    </style:style>
    <style:style style:name="P36" style:family="paragraph" style:parent-style-name="Standard">
      <style:text-properties officeooo:rsid="00507e50" officeooo:paragraph-rsid="00507e50"/>
    </style:style>
    <style:style style:name="P37" style:family="paragraph" style:parent-style-name="Standard">
      <style:text-properties officeooo:rsid="00538365" officeooo:paragraph-rsid="00538365"/>
    </style:style>
    <style:style style:name="P38" style:family="paragraph" style:parent-style-name="Standard">
      <style:text-properties officeooo:rsid="00538365" officeooo:paragraph-rsid="0055c004"/>
    </style:style>
    <style:style style:name="P39" style:family="paragraph" style:parent-style-name="Standard">
      <style:text-properties officeooo:rsid="0054221a" officeooo:paragraph-rsid="0054221a"/>
    </style:style>
    <style:style style:name="P40" style:family="paragraph" style:parent-style-name="Standard">
      <style:text-properties officeooo:rsid="0055075b" officeooo:paragraph-rsid="0055075b"/>
    </style:style>
    <style:style style:name="P41" style:family="paragraph" style:parent-style-name="Standard">
      <style:text-properties officeooo:rsid="0058e43e" officeooo:paragraph-rsid="0058e43e"/>
    </style:style>
    <style:style style:name="P42" style:family="paragraph" style:parent-style-name="Standard">
      <style:text-properties officeooo:rsid="005a6050" officeooo:paragraph-rsid="005a6050"/>
    </style:style>
    <style:style style:name="P43" style:family="paragraph" style:parent-style-name="Standard">
      <style:text-properties officeooo:rsid="005a6050" officeooo:paragraph-rsid="00663f9c"/>
    </style:style>
    <style:style style:name="P44" style:family="paragraph" style:parent-style-name="Standard">
      <style:text-properties fo:font-size="16pt" fo:font-weight="bold" officeooo:rsid="005a6050" officeooo:paragraph-rsid="005a6050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719819" officeooo:paragraph-rsid="00719819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824e84" officeooo:paragraph-rsid="00824e84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890fc3" officeooo:paragraph-rsid="00890fc3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8df706" officeooo:paragraph-rsid="008df706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a2aa33" officeooo:paragraph-rsid="00a2aa33" style:font-size-asian="16pt" style:font-weight-asian="bold" style:font-size-complex="16pt" style:font-weight-complex="bold"/>
    </style:style>
    <style:style style:name="P50" style:family="paragraph" style:parent-style-name="Standard">
      <style:text-properties officeooo:rsid="0060abb0" officeooo:paragraph-rsid="0060abb0"/>
    </style:style>
    <style:style style:name="P51" style:family="paragraph" style:parent-style-name="Standard">
      <style:text-properties style:text-underline-style="solid" style:text-underline-width="auto" style:text-underline-color="font-color" officeooo:rsid="0060abb0" officeooo:paragraph-rsid="0060abb0"/>
    </style:style>
    <style:style style:name="P52" style:family="paragraph" style:parent-style-name="Standard">
      <style:text-properties style:text-underline-style="solid" style:text-underline-width="auto" style:text-underline-color="font-color" officeooo:rsid="00628547" officeooo:paragraph-rsid="00628547"/>
    </style:style>
    <style:style style:name="P53" style:family="paragraph" style:parent-style-name="Standard">
      <style:text-properties officeooo:rsid="00628547" officeooo:paragraph-rsid="00628547"/>
    </style:style>
    <style:style style:name="P54" style:family="paragraph" style:parent-style-name="Standard">
      <style:text-properties officeooo:rsid="00635bc7" officeooo:paragraph-rsid="00635bc7"/>
    </style:style>
    <style:style style:name="P55" style:family="paragraph" style:parent-style-name="Standard">
      <style:text-properties officeooo:rsid="00635bc7" officeooo:paragraph-rsid="0068c246"/>
    </style:style>
    <style:style style:name="P56" style:family="paragraph" style:parent-style-name="Standard">
      <style:text-properties officeooo:rsid="00663f9c" officeooo:paragraph-rsid="00663f9c"/>
    </style:style>
    <style:style style:name="P57" style:family="paragraph" style:parent-style-name="Standard">
      <style:text-properties officeooo:paragraph-rsid="0068c246"/>
    </style:style>
    <style:style style:name="P58" style:family="paragraph" style:parent-style-name="Standard">
      <style:text-properties officeooo:rsid="0068c246" officeooo:paragraph-rsid="0068c246"/>
    </style:style>
    <style:style style:name="P59" style:family="paragraph" style:parent-style-name="Standard">
      <style:text-properties officeooo:rsid="006a2d08" officeooo:paragraph-rsid="006a2d08"/>
    </style:style>
    <style:style style:name="P60" style:family="paragraph" style:parent-style-name="Standard">
      <style:text-properties officeooo:rsid="006b02ae" officeooo:paragraph-rsid="006b02ae"/>
    </style:style>
    <style:style style:name="P61" style:family="paragraph" style:parent-style-name="Standard">
      <style:text-properties officeooo:rsid="006c7fa5" officeooo:paragraph-rsid="006c7fa5"/>
    </style:style>
    <style:style style:name="P62" style:family="paragraph" style:parent-style-name="Standard">
      <style:text-properties officeooo:rsid="006e3d7d" officeooo:paragraph-rsid="006e3d7d"/>
    </style:style>
    <style:style style:name="P63" style:family="paragraph" style:parent-style-name="Standard">
      <style:text-properties officeooo:rsid="006f4b3b" officeooo:paragraph-rsid="006f4b3b"/>
    </style:style>
    <style:style style:name="P64" style:family="paragraph" style:parent-style-name="Standard">
      <style:text-properties officeooo:rsid="00719819" officeooo:paragraph-rsid="00719819"/>
    </style:style>
    <style:style style:name="P65" style:family="paragraph" style:parent-style-name="Standard">
      <style:text-properties officeooo:rsid="007e7d5e" officeooo:paragraph-rsid="007e7d5e"/>
    </style:style>
    <style:style style:name="P66" style:family="paragraph" style:parent-style-name="Standard">
      <style:text-properties officeooo:rsid="007fa270" officeooo:paragraph-rsid="00719819"/>
    </style:style>
    <style:style style:name="P67" style:family="paragraph" style:parent-style-name="Standard">
      <style:text-properties officeooo:rsid="007fa270" officeooo:paragraph-rsid="007fa270"/>
    </style:style>
    <style:style style:name="P68" style:family="paragraph" style:parent-style-name="Standard">
      <style:text-properties officeooo:rsid="00824e84" officeooo:paragraph-rsid="00824e84"/>
    </style:style>
    <style:style style:name="P69" style:family="paragraph" style:parent-style-name="Standard">
      <style:text-properties officeooo:rsid="00842b2a" officeooo:paragraph-rsid="00842b2a"/>
    </style:style>
    <style:style style:name="P70" style:family="paragraph" style:parent-style-name="Standard">
      <style:text-properties officeooo:rsid="00871af6" officeooo:paragraph-rsid="00871af6"/>
    </style:style>
    <style:style style:name="P71" style:family="paragraph" style:parent-style-name="Standard">
      <style:text-properties officeooo:rsid="0088c019" officeooo:paragraph-rsid="0088c019"/>
    </style:style>
    <style:style style:name="P72" style:family="paragraph" style:parent-style-name="Standard">
      <style:text-properties officeooo:rsid="00890fc3" officeooo:paragraph-rsid="00890fc3"/>
    </style:style>
    <style:style style:name="P73" style:family="paragraph" style:parent-style-name="Standard">
      <style:text-properties officeooo:rsid="008a823f" officeooo:paragraph-rsid="008a823f"/>
    </style:style>
    <style:style style:name="P74" style:family="paragraph" style:parent-style-name="Standard">
      <style:text-properties officeooo:rsid="008df706" officeooo:paragraph-rsid="008df706"/>
    </style:style>
    <style:style style:name="P75" style:family="paragraph" style:parent-style-name="Standard">
      <style:text-properties officeooo:rsid="008f0488" officeooo:paragraph-rsid="008f0488"/>
    </style:style>
    <style:style style:name="P76" style:family="paragraph" style:parent-style-name="Standard">
      <style:text-properties officeooo:rsid="008fc826" officeooo:paragraph-rsid="008fc826"/>
    </style:style>
    <style:style style:name="P77" style:family="paragraph" style:parent-style-name="Standard">
      <style:text-properties officeooo:rsid="00904fe0" officeooo:paragraph-rsid="00904fe0"/>
    </style:style>
    <style:style style:name="P78" style:family="paragraph" style:parent-style-name="Standard">
      <style:text-properties officeooo:rsid="00932ce9" officeooo:paragraph-rsid="00932ce9"/>
    </style:style>
    <style:style style:name="P79" style:family="paragraph" style:parent-style-name="Standard">
      <style:text-properties officeooo:rsid="0094eb3a" officeooo:paragraph-rsid="0094eb3a"/>
    </style:style>
    <style:style style:name="P80" style:family="paragraph" style:parent-style-name="Standard">
      <style:text-properties officeooo:rsid="009951bf" officeooo:paragraph-rsid="009951bf"/>
    </style:style>
    <style:style style:name="P81" style:family="paragraph" style:parent-style-name="Standard">
      <style:text-properties officeooo:rsid="0055c004" officeooo:paragraph-rsid="0055c004"/>
    </style:style>
    <style:style style:name="P82" style:family="paragraph" style:parent-style-name="Standard">
      <style:text-properties officeooo:rsid="009d159f" officeooo:paragraph-rsid="009d159f"/>
    </style:style>
    <style:style style:name="P83" style:family="paragraph" style:parent-style-name="Standard">
      <style:text-properties officeooo:rsid="00a0e9ff" officeooo:paragraph-rsid="00a0e9ff"/>
    </style:style>
    <style:style style:name="P84" style:family="paragraph" style:parent-style-name="Standard">
      <style:text-properties officeooo:rsid="00a2aa33" officeooo:paragraph-rsid="00a2aa33"/>
    </style:style>
    <style:style style:name="P85" style:family="paragraph" style:parent-style-name="Standard">
      <style:text-properties officeooo:rsid="00a51e3c" officeooo:paragraph-rsid="00a51e3c"/>
    </style:style>
    <style:style style:name="P86" style:family="paragraph" style:parent-style-name="Standard">
      <style:text-properties officeooo:rsid="00aaffa7" officeooo:paragraph-rsid="00aaffa7"/>
    </style:style>
    <style:style style:name="P87" style:family="paragraph" style:parent-style-name="Standard">
      <style:text-properties officeooo:rsid="00ac346b" officeooo:paragraph-rsid="00ac346b"/>
    </style:style>
    <style:style style:name="P88" style:family="paragraph" style:parent-style-name="Standard">
      <style:text-properties officeooo:rsid="00ac8ad8" officeooo:paragraph-rsid="00ac8ad8"/>
    </style:style>
    <style:style style:name="P89" style:family="paragraph" style:parent-style-name="Standard">
      <style:text-properties officeooo:rsid="00af4d88" officeooo:paragraph-rsid="00af4d88"/>
    </style:style>
    <style:style style:name="P90" style:family="paragraph" style:parent-style-name="Standard">
      <style:text-properties officeooo:rsid="00b01a8b" officeooo:paragraph-rsid="00b01a8b"/>
    </style:style>
    <style:style style:name="P91" style:family="paragraph" style:parent-style-name="Standard">
      <style:text-properties fo:color="#000000" officeooo:rsid="0048ec9f" officeooo:paragraph-rsid="0048ec9f"/>
    </style:style>
    <style:style style:name="P92" style:family="paragraph" style:parent-style-name="Standard" style:list-style-name="L1">
      <style:text-properties officeooo:rsid="00223257" officeooo:paragraph-rsid="00223257"/>
    </style:style>
    <style:style style:name="P93" style:family="paragraph" style:parent-style-name="Standard" style:list-style-name="L1">
      <style:text-properties officeooo:rsid="0022d66b" officeooo:paragraph-rsid="0022d66b"/>
    </style:style>
    <style:style style:name="P94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95" style:family="paragraph" style:parent-style-name="Standard" style:list-style-name="L2">
      <style:text-properties officeooo:rsid="00a2aa33" officeooo:paragraph-rsid="00a2aa33"/>
    </style:style>
    <style:style style:name="P96" style:family="paragraph" style:parent-style-name="Standard" style:list-style-name="L3">
      <style:text-properties officeooo:rsid="002995aa" officeooo:paragraph-rsid="002995aa"/>
    </style:style>
    <style:style style:name="P97" style:family="paragraph" style:parent-style-name="Standard" style:list-style-name="L4">
      <style:text-properties officeooo:rsid="00344b31" officeooo:paragraph-rsid="00344b31"/>
    </style:style>
    <style:style style:name="P98" style:family="paragraph" style:parent-style-name="Standard" style:list-style-name="L5">
      <style:text-properties officeooo:rsid="003855ef" officeooo:paragraph-rsid="003855ef"/>
    </style:style>
    <style:style style:name="P99" style:family="paragraph" style:parent-style-name="Standard" style:list-style-name="L5">
      <style:text-properties officeooo:rsid="0038aa10" officeooo:paragraph-rsid="0038aa10"/>
    </style:style>
    <style:style style:name="P100" style:family="paragraph" style:parent-style-name="Standard" style:list-style-name="L6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101" style:family="paragraph" style:parent-style-name="Standard" style:list-style-name="L6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102" style:family="paragraph" style:parent-style-name="Standard" style:list-style-name="L6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03" style:family="paragraph" style:parent-style-name="Standard" style:list-style-name="L7">
      <style:text-properties officeooo:rsid="004e3bad" officeooo:paragraph-rsid="004e3bad"/>
    </style:style>
    <style:style style:name="P104" style:family="paragraph" style:parent-style-name="Standard" style:list-style-name="L8">
      <style:text-properties officeooo:rsid="004f9f9e" officeooo:paragraph-rsid="004f9f9e"/>
    </style:style>
    <style:style style:name="P105" style:family="paragraph" style:parent-style-name="Standard" style:list-style-name="L9">
      <style:text-properties officeooo:rsid="00507e50" officeooo:paragraph-rsid="00507e50"/>
    </style:style>
    <style:style style:name="P106" style:family="paragraph" style:parent-style-name="Standard" style:list-style-name="L10">
      <style:text-properties officeooo:rsid="00a71908" officeooo:paragraph-rsid="00a71908"/>
    </style:style>
    <style:style style:name="P107" style:family="paragraph" style:parent-style-name="Standard" style:list-style-name="L11">
      <style:text-properties officeooo:rsid="0060abb0" officeooo:paragraph-rsid="0060abb0"/>
    </style:style>
    <style:style style:name="P108" style:family="paragraph" style:parent-style-name="Standard" style:list-style-name="L11">
      <style:text-properties officeooo:rsid="00628547" officeooo:paragraph-rsid="00628547"/>
    </style:style>
    <style:style style:name="P109" style:family="paragraph" style:parent-style-name="Standard" style:list-style-name="L12">
      <style:text-properties officeooo:rsid="0068c246" officeooo:paragraph-rsid="0068c246"/>
    </style:style>
    <style:style style:name="P110" style:family="paragraph" style:parent-style-name="Standard" style:list-style-name="L13">
      <style:text-properties officeooo:rsid="0068c246" officeooo:paragraph-rsid="0068c246"/>
    </style:style>
    <style:style style:name="P111" style:family="paragraph" style:parent-style-name="Standard" style:list-style-name="L14">
      <style:text-properties officeooo:rsid="00635bc7" officeooo:paragraph-rsid="00635bc7"/>
    </style:style>
    <style:style style:name="P112" style:family="paragraph" style:parent-style-name="Standard" style:list-style-name="L15">
      <style:text-properties officeooo:rsid="007ca59b" officeooo:paragraph-rsid="007ca59b"/>
    </style:style>
    <style:style style:name="P113" style:family="paragraph" style:parent-style-name="Standard" style:list-style-name="L15">
      <style:text-properties officeooo:rsid="007e7d5e" officeooo:paragraph-rsid="007e7d5e"/>
    </style:style>
    <style:style style:name="P114" style:family="paragraph" style:parent-style-name="Standard" style:list-style-name="L16">
      <style:text-properties officeooo:rsid="008f0488" officeooo:paragraph-rsid="008f0488"/>
    </style:style>
    <style:style style:name="P115" style:family="paragraph" style:parent-style-name="Standard" style:list-style-name="L16">
      <style:text-properties officeooo:rsid="00930ec9" officeooo:paragraph-rsid="00930ec9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967afc" style:font-size-asian="14pt" style:font-weight-asian="bold" style:font-size-complex="14pt" style:font-weight-complex="bold"/>
    </style:style>
    <style:style style:name="T14" style:family="text">
      <style:text-properties officeooo:rsid="00331b5d"/>
    </style:style>
    <style:style style:name="T15" style:family="text">
      <style:text-properties officeooo:rsid="003685c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1b5d" style:font-weight-asian="bold" style:font-weight-complex="bold"/>
    </style:style>
    <style:style style:name="T18" style:family="text">
      <style:text-properties officeooo:rsid="004075c8"/>
    </style:style>
    <style:style style:name="T19" style:family="text">
      <style:text-properties officeooo:rsid="00421dc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97bfe9"/>
    </style:style>
    <style:style style:name="T22" style:family="text">
      <style:text-properties officeooo:rsid="004adb25"/>
    </style:style>
    <style:style style:name="T23" style:family="text">
      <style:text-properties officeooo:rsid="004c72c1"/>
    </style:style>
    <style:style style:name="T24" style:family="text">
      <style:text-properties officeooo:rsid="004cb7d7"/>
    </style:style>
    <style:style style:name="T25" style:family="text">
      <style:text-properties officeooo:rsid="00538365"/>
    </style:style>
    <style:style style:name="T26" style:family="text">
      <style:text-properties officeooo:rsid="0055075b"/>
    </style:style>
    <style:style style:name="T27" style:family="text">
      <style:text-properties officeooo:rsid="005788ad"/>
    </style:style>
    <style:style style:name="T28" style:family="text">
      <style:text-properties officeooo:rsid="005a6050"/>
    </style:style>
    <style:style style:name="T29" style:family="text">
      <style:text-properties officeooo:rsid="005dcb07"/>
    </style:style>
    <style:style style:name="T30" style:family="text">
      <style:text-properties officeooo:rsid="00609f02"/>
    </style:style>
    <style:style style:name="T31" style:family="text">
      <style:text-properties officeooo:rsid="00674120"/>
    </style:style>
    <style:style style:name="T32" style:family="text">
      <style:text-properties officeooo:rsid="00690c56"/>
    </style:style>
    <style:style style:name="T33" style:family="text">
      <style:text-properties officeooo:rsid="006e3d7d"/>
    </style:style>
    <style:style style:name="T34" style:family="text">
      <style:text-properties officeooo:rsid="007099d3"/>
    </style:style>
    <style:style style:name="T35" style:family="text">
      <style:text-properties officeooo:rsid="00719d52"/>
    </style:style>
    <style:style style:name="T36" style:family="text">
      <style:text-properties officeooo:rsid="00796271"/>
    </style:style>
    <style:style style:name="T37" style:family="text">
      <style:text-properties officeooo:rsid="0085920f"/>
    </style:style>
    <style:style style:name="T38" style:family="text">
      <style:text-properties officeooo:rsid="00890fc3"/>
    </style:style>
    <style:style style:name="T39" style:family="text">
      <style:text-properties officeooo:rsid="008a6660"/>
    </style:style>
    <style:style style:name="T40" style:family="text">
      <style:text-properties officeooo:rsid="008a823f"/>
    </style:style>
    <style:style style:name="T41" style:family="text">
      <style:text-properties officeooo:rsid="008a8314"/>
    </style:style>
    <style:style style:name="T42" style:family="text">
      <style:text-properties officeooo:rsid="008aadb7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officeooo:rsid="009b394f"/>
    </style:style>
    <style:style style:name="T45" style:family="text">
      <style:text-properties officeooo:rsid="009ed17c"/>
    </style:style>
    <style:style style:name="T46" style:family="text">
      <style:text-properties officeooo:rsid="00ac8ad8"/>
    </style:style>
    <style:style style:name="T47" style:family="text">
      <style:text-properties fo:color="#158466" fo:font-weight="bold" style:font-weight-asian="bold" style:font-weight-complex="bold"/>
    </style:style>
    <style:style style:name="T48" style:family="text">
      <style:text-properties fo:color="#ff4000"/>
    </style:style>
    <style:style style:name="T49" style:family="text">
      <style:text-properties fo:color="#ff4000" fo:font-weight="bold" style:font-weight-asian="bold" style:font-weight-complex="bold"/>
    </style:style>
    <style:style style:name="T50" style:family="text">
      <style:text-properties officeooo:rsid="00b151f5"/>
    </style:style>
    <style:style style:name="T51" style:family="text">
      <style:text-properties officeooo:rsid="00b2ddc5"/>
    </style:style>
    <style:style style:name="T52" style:family="text">
      <style:text-properties officeooo:rsid="00b4c8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AWS</text:p>
      <text:p text:style-name="P12"/>
      <text:p text:style-name="P32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2"><text:a xlink:type="simple" xlink:href="https://www.aws.training/LearningLibrary" text:style-name="Internet_20_link" text:visited-style-name="Visited_20_Internet_20_Link">https://www.aws.training/LearningLibrary</text:a></text:p>
      <text:p text:style-name="P12"/>
      <text:p text:style-name="P12">* Global infrastructure:</text:p>
      <text:p text:style-name="P1"/>
      <text:p text:style-name="P2">Regions:</text:p>
      <text:p text:style-name="P7">An AWS Region is a separated geographical area, <text:span text:style-name="T2">like: </text:span></text:p>
      <text:p text:style-name="P7"/>
      <text:list xml:id="list1899412948" text:style-name="L1">
        <text:list-item>
          <text:p text:style-name="P92">US West - Northern Carolina, code us-west-1</text:p>
        </text:list-item>
        <text:list-item>
          <text:p text:style-name="P93">US West – Oregon, code us-west-2</text:p>
        </text:list-item>
        <text:list-item>
          <text:p text:style-name="P92">EU – Ireland, code eu-west-1</text:p>
        </text:list-item>
        <text:list-item>
          <text:p text:style-name="P93">Asia Pacific – Tokio, code ap-northeast-1</text:p>
        </text:list-item>
        <text:list-item>
          <text:p text:style-name="P94">Asia Pacific – Sydney, code ap-shoutheast-2</text:p>
        </text:list-item>
        <text:list-item>
          <text:p text:style-name="P94">etc</text:p>
        </text:list-item>
      </text:list>
      <text:p text:style-name="P6"/>
      <text:p text:style-name="P6"/>
      <text:p text:style-name="P2">Availability zone<text:span text:style-name="T1">s / AZ:</text:span></text:p>
      <text:p text:style-name="P8">Collection of datacenters within a region.</text:p>
      <text:p text:style-name="P8"/>
      <text:p text:style-name="P8">Isolated between them but connected with high speed networks.</text:p>
      <text:p text:style-name="P9">Isolated: <text:s/>Physically separated, different power providers, <text:span text:style-name="T3">multiple tier1 providers,</text:span> backup generators, etc.</text:p>
      <text:p text:style-name="P6"/>
      <text:p text:style-name="P6"/>
      <text:p text:style-name="P2">Edge locations:</text:p>
      <text:p text:style-name="P10">Hosts the CDN</text:p>
      <text:p text:style-name="P10"/>
      <text:p text:style-name="P10"/>
      <text:p text:style-name="P49">Ways to get inside AWS:</text:p>
      <text:p text:style-name="P84"/>
      <text:list xml:id="list3800974828" text:style-name="L2">
        <text:list-item>
          <text:p text:style-name="P95">AWS Management Console (web interface)</text:p>
        </text:list-item>
        <text:list-item>
          <text:p text:style-name="P95">AWS CLI (open source command line interface)</text:p>
        </text:list-item>
        <text:list-item>
          <text:p text:style-name="P95">AWS SDK (software developer kit)</text:p>
        </text:list-item>
      </text:list>
      <text:p text:style-name="P84"/>
      <text:p text:style-name="P84"/>
      <text:p text:style-name="P10"/>
      <text:p text:style-name="P11">* <text:span text:style-name="T4">Amazon Virtual Private Cloud – VPC: <text:s/></text:span><text:span text:style-name="T8">Private networks</text:span></text:p>
      <text:p text:style-name="P6"/>
      <text:list xml:id="list4166481124" text:style-name="L3">
        <text:list-item>
          <text:p text:style-name="P96">Works with AWS regions and availability zones (az)</text:p>
        </text:list-item>
        <text:list-item>
          <text:p text:style-name="P96">Subnets</text:p>
        </text:list-item>
        <text:list-item>
          <text:p text:style-name="P96">Route tables.</text:p>
        </text:list-item>
        <text:list-item>
          <text:p text:style-name="P96">Internet Gateway (IGW) to get internet from the VPC</text:p>
        </text:list-item>
        <text:list-item>
          <text:p text:style-name="P96">NAT Gateway, allows private <text:span text:style-name="T20">subnets</text:span> to get internet</text:p>
        </text:list-item>
        <text:list-item>
          <text:p text:style-name="P96">Network access control lists (NACL) <text:span text:style-name="T5">control access to subnets stateless</text:span></text:p>
        </text:list-item>
      </text:list>
      <text:p text:style-name="P19"/>
      <text:p text:style-name="P19"/>
      <text:p text:style-name="P13"><text:soft-page-break/>* <text:span text:style-name="T6">AWS Security Groups:</text:span></text:p>
      <text:p text:style-name="P19"/>
      <text:p text:style-name="P20">Is the firewall on EC2, like Iptables allows and deny IPs, protocols, etc</text:p>
      <text:p text:style-name="P19"/>
      <text:p text:style-name="P19"/>
      <text:p text:style-name="P19"/>
      <text:p text:style-name="P19"/>
      <text:p text:style-name="P19"/>
      <text:p text:style-name="P19"><text:span text:style-name="T10">* </text:span><text:span text:style-name="T11">Amazon Elastic Compute </text:span><text:span text:style-name="T13">Cloud</text:span><text:span text:style-name="T11">– EC2: <text:s/></text:span><text:span text:style-name="T14">Elastic compute/server/</text:span><text:span text:style-name="T17">instances</text:span><text:span text:style-name="T14"> cloud</text:span></text:p>
      <text:p text:style-name="P23"/>
      <text:list xml:id="list1445792327" text:style-name="L4">
        <text:list-item>
          <text:p text:style-name="P97">Compute / server<text:span text:style-name="T15">s / Instances</text:span>: Server resources, like app server, mail, nfs, web,proxy, etc</text:p>
        </text:list-item>
        <text:list-item>
          <text:p text:style-name="P97">Cloud: Is cloud hosted</text:p>
        </text:list-item>
        <text:list-item>
          <text:p text:style-name="P97">Elastic: Properly configured you can increase or decrease the servers on demand, etc.</text:p>
        </text:list-item>
      </text:list>
      <text:p text:style-name="P23"/>
      <text:p text:style-name="P24">Amazon EC2 <text:span text:style-name="T16">Instances:</text:span> <text:s/>Is how AWS calls to the servers.</text:p>
      <text:p text:style-name="P23"/>
      <text:list xml:id="list4072760661" text:style-name="L5">
        <text:list-item>
          <text:p text:style-name="P98">Pay as you go</text:p>
        </text:list-item>
        <text:list-item>
          <text:p text:style-name="P98">Broad selection on HW/SW</text:p>
        </text:list-item>
        <text:list-item>
          <text:p text:style-name="P98">Global hosting</text:p>
        </text:list-item>
        <text:list-item>
          <text:p text:style-name="P99">etc</text:p>
        </text:list-item>
      </text:list>
      <text:p text:style-name="P27"/>
      <text:p text:style-name="P25"><text:span text:style-name="T16">AMI - <text:s/>Amazon Machine Image:</text:span> The operating system to install into the instance.</text:p>
      <text:p text:style-name="P25"/>
      <text:p text:style-name="P25"/>
      <text:p text:style-name="P22"/>
      <text:p text:style-name="P15">* AWS Lambda:</text:p>
      <text:p text:style-name="P26"/>
      <text:p text:style-name="P26">Run apps/code without instances/servers. <text:span text:style-name="T19">Have limitations like time and so.</text:span></text:p>
      <text:p text:style-name="P21"/>
      <text:p text:style-name="P19"/>
      <text:p text:style-name="P13">* <text:span text:style-name="T18">AWS Elastic Beanstalk:</text:span></text:p>
      <text:p text:style-name="P19"/>
      <text:p text:style-name="P28">You can create a webserver with different specs to run, LB, size, instance type, etc, and you will add your web code there. You can change the specs after created.</text:p>
      <text:p text:style-name="P28"/>
      <text:p text:style-name="P28">With this you don’t have to be worried about the HW, AWS will take care about it.</text:p>
      <text:p text:style-name="P28"/>
      <text:p text:style-name="P28">You can upload java, node.js, python, etc.</text:p>
      <text:p text:style-name="P29"/>
      <text:p text:style-name="P30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30"/>
      <text:p text:style-name="P30">Once all is done the instance is deployed and running your code without you being to manage the server.</text:p>
      <text:p text:style-name="P30"/>
      <text:p text:style-name="P30"/>
      <text:p text:style-name="P30"/>
      <text:p text:style-name="P14"><text:soft-page-break/>* <text:span text:style-name="T18">Application Load Balancer: </text:span><text:span text:style-name="T9">There are three types:</text:span></text:p>
      <text:list xml:id="list4213445052" text:style-name="L6">
        <text:list-header>
          <text:p text:style-name="P100"/>
        </text:list-header>
        <text:list-item>
          <text:p text:style-name="P102"><text:span text:style-name="T9">C</text:span><text:span text:style-name="T7">lassic</text:span></text:p>
        </text:list-item>
        <text:list-item>
          <text:p text:style-name="P102"><text:span text:style-name="T9">A</text:span><text:span text:style-name="T7">pplication</text:span></text:p>
        </text:list-item>
        <text:list-item>
          <text:p text:style-name="P101">Network</text:p>
        </text:list-item>
      </text:list>
      <text:p text:style-name="P30"/>
      <text:p text:style-name="P86"><text:span text:style-name="T16">Application load balancer: <text:s/></text:span>Can route traffic to a server that is listening to different ports because have different containers on it, for example.</text:p>
      <text:p text:style-name="P31"><text:s/></text:p>
      <text:p text:style-name="P87"><text:span text:style-name="T16">Listeners</text:span>: Checks for connection requests, <text:span text:style-name="T46">using the port and protocol selected by me, like http 443, etc.</text:span></text:p>
      <text:p text:style-name="P88"/>
      <text:p text:style-name="P88">Application load balancer requires <text:span text:style-name="T20">at least to select 2 Availability Zones</text:span></text:p>
      <text:p text:style-name="P31"/>
      <text:p text:style-name="P31"/>
      <text:p text:style-name="P16">* <text:span text:style-name="T22">Auto Scaling:</text:span></text:p>
      <text:p text:style-name="P31"/>
      <text:p text:style-name="P33">Create or reduce resources (instances, etc) on demand <text:span text:style-name="T23">to reduce costs.</text:span></text:p>
      <text:p text:style-name="P89">Add or remove instances within conditions that I specify.</text:p>
      <text:p text:style-name="P33"/>
      <text:p text:style-name="P33"><text:span text:style-name="T16">CloudWatch</text:span> have to be configured because will detect the peaks to scale <text:span text:style-name="T24">in</text:span> or <text:span text:style-name="T24">out</text:span>.</text:p>
      <text:p text:style-name="P31"/>
      <text:p text:style-name="P90"><text:span text:style-name="T47">SCALING OUT:</text:span> <text:s/>Add/<text:span text:style-name="T50">lauch</text:span> more instances</text:p>
      <text:p text:style-name="P90"><text:span text:style-name="T49">SCALING IN:</text:span><text:span text:style-name="T48"> </text:span><text:s text:c="4"/>Terminate<text:span text:style-name="T51">s</text:span>/remove instances</text:p>
      <text:p text:style-name="P91"/>
      <text:p text:style-name="P3">Auto Scaling components:</text:p>
      <text:p text:style-name="P34"/>
      <text:p text:style-name="P34"><text:span text:style-name="T16">Launch Configuration:</text:span> What</text:p>
      <text:list xml:id="list846215432" text:style-name="L7">
        <text:list-item>
          <text:p text:style-name="P103">AMI</text:p>
        </text:list-item>
        <text:list-item>
          <text:p text:style-name="P103">Instance type</text:p>
        </text:list-item>
        <text:list-item>
          <text:p text:style-name="P103">Security groups</text:p>
        </text:list-item>
        <text:list-item>
          <text:p text:style-name="P103">Roles</text:p>
        </text:list-item>
      </text:list>
      <text:p text:style-name="P34"/>
      <text:p text:style-name="P35"><text:span text:style-name="T16">Auto Scaling Group: </text:span><text:s/>Where</text:p>
      <text:list xml:id="list544307080" text:style-name="L8">
        <text:list-item>
          <text:p text:style-name="P104">VPC and Subnets</text:p>
        </text:list-item>
        <text:list-item>
          <text:p text:style-name="P104">Load Balancer</text:p>
        </text:list-item>
        <text:list-item>
          <text:p text:style-name="P104">Minimum and Maximun instances</text:p>
        </text:list-item>
        <text:list-item>
          <text:p text:style-name="P104">Desired capacity</text:p>
        </text:list-item>
      </text:list>
      <text:p text:style-name="P35"/>
      <text:p text:style-name="P36"><text:span text:style-name="T16">Auto Scaling Policy: </text:span><text:s/>When</text:p>
      <text:list xml:id="list4141443392" text:style-name="L9">
        <text:list-item>
          <text:p text:style-name="P105">Scheduled</text:p>
        </text:list-item>
        <text:list-item>
          <text:p text:style-name="P105">On-demand</text:p>
        </text:list-item>
        <text:list-item>
          <text:p text:style-name="P105">Scale-out policy</text:p>
        </text:list-item>
        <text:list-item>
          <text:p text:style-name="P105">Scale-in policy</text:p>
        </text:list-item>
      </text:list>
      <text:p text:style-name="P36"/>
      <text:p text:style-name="P36"/>
      <text:p text:style-name="P17">* <text:span text:style-name="T25">Amazon Elastic Block Store (EBS)</text:span></text:p>
      <text:p text:style-name="P36"/>
      <text:p text:style-name="P37"><text:soft-page-break/>Storage units of EC2 instances. <text:span text:style-name="T21">Pay as you use.</text:span></text:p>
      <text:p text:style-name="P37"/>
      <text:p text:style-name="P80">Block level replication makes it more durable and reliable than the physical storages.</text:p>
      <text:p text:style-name="P80"/>
      <text:p text:style-name="P39">You can create, add, and una<text:span text:style-name="T52">t</text:span>tach <text:span text:style-name="T16">extra disk space</text:span> in EC2 instances.</text:p>
      <text:p text:style-name="P39"/>
      <text:p text:style-name="P39">Can be magnetic <text:span text:style-name="T26">(cheaper, logs for example)</text:span> and ssd <text:span text:style-name="T26">(faster, expensive, used for db for example)</text:span> storage.</text:p>
      <text:p text:style-name="P39"/>
      <text:p text:style-name="P39">You have to attach the new volume to the instance that you want (have to be in the same availability zone)</text:p>
      <text:p text:style-name="P40">Then you have to mount and format the new disk space as usual.</text:p>
      <text:p text:style-name="P40"/>
      <text:p text:style-name="P40">If you want to remove it you can unmount it and attach it to another EC2 instance or remove it because <text:span text:style-name="T27">you are paying for it.</text:span></text:p>
      <text:p text:style-name="P37"/>
      <text:p text:style-name="P81">You can encrypt the volumes, send it to another availability zone, etc. <text:span text:style-name="T44">You can do it taking snapshots ,to do backups.</text:span></text:p>
      <text:p text:style-name="P38"/>
      <text:p text:style-name="P37"/>
      <text:p text:style-name="P18">* Amazon S3</text:p>
      <text:p text:style-name="P82"/>
      <text:p text:style-name="P82">Fully managed storage service. <text:span text:style-name="T45">Store unlimited number of objects.</text:span></text:p>
      <text:p text:style-name="P41"/>
      <text:p text:style-name="P83">The objects stored in an Availability Zone is replicated automatically to the other AZ in the same Region.</text:p>
      <text:p text:style-name="P41"/>
      <text:p text:style-name="P85">You can access via management console, cli and sdk.</text:p>
      <text:p text:style-name="P85"/>
      <text:list xml:id="list532195078" text:style-name="L10">
        <text:list-item>
          <text:p text:style-name="P106">Storing application assets</text:p>
        </text:list-item>
        <text:list-item>
          <text:p text:style-name="P106">Static web hosting</text:p>
        </text:list-item>
        <text:list-item>
          <text:p text:style-name="P106">Backup &amp; disaster recovery</text:p>
        </text:list-item>
        <text:list-item>
          <text:p text:style-name="P106">Staging area for big data</text:p>
        </text:list-item>
        <text:list-item>
          <text:p text:style-name="P106">etc.</text:p>
        </text:list-item>
      </text:list>
      <text:p text:style-name="P41"/>
      <text:p text:style-name="P41"><text:span text:style-name="T10">* </text:span><text:span text:style-name="T12">Amazon Glacier: </text:span><text:span text:style-name="T28">(pronunciado gleisher)</text:span></text:p>
      <text:p text:style-name="P42">Data archiving solution. <text:span text:style-name="T29">Long storage at low cost. Stores cold data.</text:span></text:p>
      <text:p text:style-name="P42"/>
      <text:p text:style-name="P42"/>
      <text:p text:style-name="P44">* <text:span text:style-name="T30">Amazon Relational Database Service <text:s text:c="2"/>RDS</text:span></text:p>
      <text:p text:style-name="P42"/>
      <text:p text:style-name="P56">Managed service that sets up and operate a relational database in the cloud.</text:p>
      <text:p text:style-name="P43"/>
      <text:p text:style-name="P51">Amazon takes care of administration stuff like:</text:p>
      <text:p text:style-name="P50"/>
      <text:list xml:id="list984395328" text:style-name="L11">
        <text:list-item>
          <text:p text:style-name="P107">Server maintenance and energy foot print</text:p>
        </text:list-item>
        <text:list-item>
          <text:p text:style-name="P107">Software install and patches</text:p>
        </text:list-item>
        <text:list-item>
          <text:p text:style-name="P107">Database backups and high availability</text:p>
        </text:list-item>
        <text:list-item>
          <text:p text:style-name="P107"><text:soft-page-break/>Limits on scalability</text:p>
        </text:list-item>
        <text:list-item>
          <text:p text:style-name="P107">Data security</text:p>
        </text:list-item>
        <text:list-item>
          <text:p text:style-name="P108">Scaling</text:p>
        </text:list-item>
        <text:list-item>
          <text:p text:style-name="P108">Power and rack &amp; stack</text:p>
        </text:list-item>
      </text:list>
      <text:p text:style-name="P53"/>
      <text:p text:style-name="P52">You will manage your database and the application optimization</text:p>
      <text:p text:style-name="P53"/>
      <text:p text:style-name="P54"><text:span text:style-name="T16">* Database Instances</text:span>, <text:span text:style-name="T31">isolated db environment that can contain multiple db created by the user.</text:span></text:p>
      <text:p text:style-name="P57"/>
      <text:p text:style-name="P58">DB Instance Class</text:p>
      <text:list xml:id="list3374475422" text:style-name="L12">
        <text:list-item>
          <text:p text:style-name="P109">Storage</text:p>
        </text:list-item>
        <text:list-item>
          <text:p text:style-name="P109">Memory</text:p>
        </text:list-item>
        <text:list-item>
          <text:p text:style-name="P109">Network performance</text:p>
        </text:list-item>
      </text:list>
      <text:p text:style-name="P58"/>
      <text:p text:style-name="P58">DB Instances Storage</text:p>
      <text:list xml:id="list3797484111" text:style-name="L13">
        <text:list-item>
          <text:p text:style-name="P110">Magnetic</text:p>
        </text:list-item>
        <text:list-item>
          <text:p text:style-name="P110">SSD</text:p>
        </text:list-item>
        <text:list-item>
          <text:p text:style-name="P110">Provisioned IOPS</text:p>
        </text:list-item>
      </text:list>
      <text:p text:style-name="P58"/>
      <text:p text:style-name="P55"/>
      <text:p text:style-name="P4">Databases supported: <text:span text:style-name="T32">(db engines)</text:span></text:p>
      <text:list xml:id="list4246133191" text:style-name="L14">
        <text:list-item>
          <text:p text:style-name="P111">MySQL</text:p>
        </text:list-item>
        <text:list-item>
          <text:p text:style-name="P111">Amazon Aurora</text:p>
        </text:list-item>
        <text:list-item>
          <text:p text:style-name="P111">SQL Server</text:p>
        </text:list-item>
        <text:list-item>
          <text:p text:style-name="P111">PostgreSQL</text:p>
        </text:list-item>
        <text:list-item>
          <text:p text:style-name="P111">MariaDB</text:p>
        </text:list-item>
        <text:list-item>
          <text:p text:style-name="P111">Oracle</text:p>
        </text:list-item>
      </text:list>
      <text:p text:style-name="P54"/>
      <text:p text:style-name="P54"/>
      <text:p text:style-name="P54"/>
      <text:p text:style-name="P59">You can use DB Instances in a VPC environment, with all the typical stuff.</text:p>
      <text:p text:style-name="P60"><text:span text:style-name="T16">High Availability with Multi-AZ</text:span> (Availability Zones/different data centers)</text:p>
      <text:p text:style-name="P61"/>
      <text:p text:style-name="P61">You can have a DB instance in another AZ, <text:span text:style-name="T33">setting a copy of the original.</text:span></text:p>
      <text:p text:style-name="P62"/>
      <text:p text:style-name="P62">Transactions will be sync to the standby DB instance in another AZ.</text:p>
      <text:p text:style-name="P62"/>
      <text:p text:style-name="P63">If the master fails the standby will pick the master roll, <text:span text:style-name="T34">thanks to the DNS endpoint.</text:span></text:p>
      <text:p text:style-name="P63"/>
      <text:p text:style-name="P64">Creation of Read replicas than can also be promoted to master <text:span text:style-name="T35">and used to scale up db in case of peak load.</text:span></text:p>
      <text:p text:style-name="P64"/>
      <text:p text:style-name="P64"/>
      <text:p text:style-name="P45">* <text:span text:style-name="T36">Amazon</text:span> <text:span text:style-name="T36">Dinamo DB:</text:span></text:p>
      <text:p text:style-name="P66"/>
      <text:p text:style-name="P67">Managed NoSQL database service which can be used as a datastore for applications which need to store large amounts of data, support high request volume and require low latency query performance.</text:p>
      <text:p text:style-name="P67"/>
      <text:list xml:id="list2616608126" text:style-name="L15">
        <text:list-item>
          <text:p text:style-name="P112"><text:soft-page-break/>NoSQL database tables as a service</text:p>
        </text:list-item>
        <text:list-item>
          <text:p text:style-name="P113">Store as many items as you want</text:p>
        </text:list-item>
        <text:list-item>
          <text:p text:style-name="P113">Items may have differing attributes</text:p>
        </text:list-item>
        <text:list-item>
          <text:p text:style-name="P113">Low-latency queries</text:p>
        </text:list-item>
        <text:list-item>
          <text:p text:style-name="P113">Scalable read/write throughput</text:p>
        </text:list-item>
      </text:list>
      <text:p text:style-name="P65"/>
      <text:p text:style-name="P65"/>
      <text:p text:style-name="P46">* Amazon Redshift:</text:p>
      <text:p text:style-name="P68"/>
      <text:p text:style-name="P69">Fast fully managed data warehouse <text:span text:style-name="T37">using standard SQL.</text:span></text:p>
      <text:p text:style-name="P71">Like Dinamo db but for relational db (SQL)</text:p>
      <text:p text:style-name="P71"/>
      <text:p text:style-name="P71">AWS takes care of the systems (hw maintenance,OS,<text:span text:style-name="T42">backups,</text:span>etc ) letting you free to do queries and analysis.</text:p>
      <text:p text:style-name="P69"/>
      <text:p text:style-name="P70">Use Cases: <text:s/>Big Data, <text:span text:style-name="T38">SaaS</text:span></text:p>
      <text:p text:style-name="P70"/>
      <text:p text:style-name="P72">Then you can get inside using <text:span text:style-name="T39">a sql client, like</text:span> pgadmin, and do your queries.</text:p>
      <text:p text:style-name="P72"/>
      <text:p text:style-name="P72"/>
      <text:p text:style-name="P47">* <text:span text:style-name="T40">Amazon Aurora:</text:span></text:p>
      <text:p text:style-name="P72"/>
      <text:p text:style-name="P73"><text:span text:style-name="T41">Managed service mys</text:span>ql relational db engine.</text:p>
      <text:p text:style-name="P73"/>
      <text:p text:style-name="P74">Is quite similar to Amazon Redshift.</text:p>
      <text:p text:style-name="P74"/>
      <text:p text:style-name="P74">Investigate more …………………………</text:p>
      <text:p text:style-name="P74"/>
      <text:p text:style-name="P74"/>
      <text:p text:style-name="P74"/>
      <text:p text:style-name="P48">* AWS Trusted Advisor:</text:p>
      <text:p text:style-name="P74"/>
      <text:p text:style-name="P75">Tools that gives best practices (or checks) to provide:</text:p>
      <text:list xml:id="list1747539474" text:style-name="L16">
        <text:list-item>
          <text:p text:style-name="P114">Cost Optimization</text:p>
        </text:list-item>
        <text:list-item>
          <text:p text:style-name="P114">Performance</text:p>
        </text:list-item>
        <text:list-item>
          <text:p text:style-name="P114">Security</text:p>
        </text:list-item>
        <text:list-item>
          <text:p text:style-name="P114">Faul Tolerance</text:p>
        </text:list-item>
        <text:list-item>
          <text:p text:style-name="P115">Service Limits</text:p>
        </text:list-item>
      </text:list>
      <text:p text:style-name="P74"/>
      <text:p text:style-name="P74"/>
      <text:p text:style-name="P76">API and integrated in watch cloud.</text:p>
      <text:p text:style-name="P73"/>
      <text:p text:style-name="P77">You can create rules.</text:p>
      <text:p text:style-name="P73"/>
      <text:p text:style-name="P73"/>
      <text:p text:style-name="P73"/>
      <text:p text:style-name="P78"><text:span text:style-name="T43">AWS Essential security</text:span> (1 hour)</text:p>
      <text:p text:style-name="P73"><text:soft-page-break/>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20-08-27T21:13:48.213402212</dc:date>
    <meta:editing-duration>PT21H2M43S</meta:editing-duration>
    <meta:editing-cycles>122</meta:editing-cycles>
    <meta:generator>LibreOffice/6.0.7.3$Linux_X86_64 LibreOffice_project/00m0$Build-3</meta:generator>
    <meta:document-statistic meta:table-count="0" meta:image-count="0" meta:object-count="0" meta:page-count="7" meta:paragraph-count="160" meta:word-count="1164" meta:character-count="6838" meta:non-whitespace-character-count="5880"/>
  </office:meta>
</office:document-meta>
</file>